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itle">
      <style:text-properties officeooo:rsid="00012e44" officeooo:paragraph-rsid="00012e44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012e44" officeooo:paragraph-rsid="00012e44"/>
    </style:style>
    <style:style style:name="P10" style:family="paragraph" style:parent-style-name="Heading_20_1">
      <style:text-properties officeooo:rsid="0001fdbf" officeooo:paragraph-rsid="0001fdbf"/>
    </style:style>
    <style:style style:name="P11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12" style:family="paragraph" style:parent-style-name="Heading_20_1">
      <style:text-properties officeooo:rsid="00103fef" officeooo:paragraph-rsid="00103fef"/>
    </style:style>
    <style:style style:name="P13" style:family="paragraph" style:parent-style-name="Heading_20_1">
      <style:paragraph-properties fo:break-before="page"/>
      <style:text-properties officeooo:rsid="0001fdbf" officeooo:paragraph-rsid="0001fdbf"/>
    </style:style>
    <style:style style:name="P14" style:family="paragraph" style:parent-style-name="Heading_20_2">
      <style:text-properties officeooo:rsid="000b5778" officeooo:paragraph-rsid="000b5778"/>
    </style:style>
    <style:style style:name="P15" style:family="paragraph" style:parent-style-name="Heading_20_2">
      <style:text-properties officeooo:rsid="00125a9b" officeooo:paragraph-rsid="00125a9b"/>
    </style:style>
    <style:style style:name="P16" style:family="paragraph" style:parent-style-name="Heading_20_2">
      <style:text-properties officeooo:rsid="00138eb0" officeooo:paragraph-rsid="00138eb0"/>
    </style:style>
    <style:style style:name="P17" style:family="paragraph" style:parent-style-name="Heading_20_2">
      <style:text-properties officeooo:rsid="0014de0c" officeooo:paragraph-rsid="0014de0c"/>
    </style:style>
    <style:style style:name="P18" style:family="paragraph" style:parent-style-name="Heading_20_2">
      <style:text-properties officeooo:rsid="00177698" officeooo:paragraph-rsid="00177698"/>
    </style:style>
    <style:style style:name="P19" style:family="paragraph" style:parent-style-name="Heading_20_2">
      <style:text-properties officeooo:rsid="001deefa" officeooo:paragraph-rsid="001deefa"/>
    </style:style>
    <style:style style:name="P20" style:family="paragraph" style:parent-style-name="Heading_20_2">
      <style:text-properties officeooo:rsid="0022baad" officeooo:paragraph-rsid="0022baad"/>
    </style:style>
    <style:style style:name="P21" style:family="paragraph" style:parent-style-name="Heading_20_3">
      <style:text-properties officeooo:rsid="00125a9b" officeooo:paragraph-rsid="00125a9b"/>
    </style:style>
    <style:style style:name="P22" style:family="paragraph" style:parent-style-name="Text_20_body" style:list-style-name="L1">
      <style:text-properties officeooo:rsid="000326ee" officeooo:paragraph-rsid="0009debb"/>
    </style:style>
    <style:style style:name="P23" style:family="paragraph" style:parent-style-name="Text_20_body" style:list-style-name="L1">
      <style:text-properties officeooo:rsid="000326ee" officeooo:paragraph-rsid="000326ee"/>
    </style:style>
    <style:style style:name="P24" style:family="paragraph" style:parent-style-name="Text_20_body" style:list-style-name="L1">
      <style:text-properties officeooo:rsid="0004f81d" officeooo:paragraph-rsid="0009debb"/>
    </style:style>
    <style:style style:name="P25" style:family="paragraph" style:parent-style-name="Text_20_body" style:list-style-name="L1">
      <style:text-properties officeooo:rsid="0001fdbf" officeooo:paragraph-rsid="0001fdbf"/>
    </style:style>
    <style:style style:name="P26" style:family="paragraph" style:parent-style-name="Text_20_body" style:list-style-name="L1">
      <style:text-properties officeooo:rsid="0009debb" officeooo:paragraph-rsid="0009debb"/>
    </style:style>
    <style:style style:name="P27" style:family="paragraph" style:parent-style-name="Text_20_body">
      <style:text-properties officeooo:rsid="000b5778" officeooo:paragraph-rsid="000b5778"/>
    </style:style>
    <style:style style:name="P28" style:family="paragraph" style:parent-style-name="Text_20_body">
      <style:text-properties officeooo:rsid="000d3ac2" officeooo:paragraph-rsid="000d3ac2"/>
    </style:style>
    <style:style style:name="P29" style:family="paragraph" style:parent-style-name="Text_20_body">
      <style:text-properties officeooo:rsid="00103fef" officeooo:paragraph-rsid="00103fef"/>
    </style:style>
    <style:style style:name="P30" style:family="paragraph" style:parent-style-name="Text_20_body">
      <style:text-properties officeooo:rsid="00125a9b" officeooo:paragraph-rsid="00125a9b"/>
    </style:style>
    <style:style style:name="P31" style:family="paragraph" style:parent-style-name="Text_20_body">
      <style:text-properties fo:font-weight="bold" officeooo:rsid="00125a9b" officeooo:paragraph-rsid="00125a9b" style:font-weight-asian="bold" style:font-weight-complex="bold"/>
    </style:style>
    <style:style style:name="P32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33" style:family="paragraph" style:parent-style-name="Text_20_body">
      <style:text-properties fo:font-weight="bold" officeooo:rsid="0014de0c" officeooo:paragraph-rsid="0014de0c" style:font-weight-asian="bold" style:font-weight-complex="bold"/>
    </style:style>
    <style:style style:name="P34" style:family="paragraph" style:parent-style-name="Text_20_body">
      <style:text-properties officeooo:rsid="00138eb0" officeooo:paragraph-rsid="00138eb0"/>
    </style:style>
    <style:style style:name="P35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36" style:family="paragraph" style:parent-style-name="Text_20_body">
      <style:text-properties officeooo:rsid="0014de0c" officeooo:paragraph-rsid="0014de0c"/>
    </style:style>
    <style:style style:name="P37" style:family="paragraph" style:parent-style-name="Text_20_body">
      <style:text-properties officeooo:rsid="00177698" officeooo:paragraph-rsid="00177698"/>
    </style:style>
    <style:style style:name="P38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39" style:family="paragraph" style:parent-style-name="Text_20_body" style:list-style-name="L2">
      <style:text-properties fo:font-style="normal" officeooo:rsid="001deefa" officeooo:paragraph-rsid="001deefa" style:font-style-asian="normal" style:font-style-complex="normal"/>
    </style:style>
    <style:style style:name="P40" style:family="paragraph" style:parent-style-name="Text_20_body">
      <style:text-properties fo:font-style="normal" officeooo:rsid="001f3380" officeooo:paragraph-rsid="001f3380" style:font-style-asian="normal" style:font-style-complex="normal"/>
    </style:style>
    <style:style style:name="P41" style:family="paragraph" style:parent-style-name="Text_20_body">
      <style:text-properties fo:font-style="normal" officeooo:rsid="0022baad" officeooo:paragraph-rsid="0022baad" style:font-style-asian="normal" style:font-style-complex="normal"/>
    </style:style>
    <style:style style:name="P42" style:family="paragraph" style:parent-style-name="Text_20_body">
      <style:text-properties fo:font-style="normal" fo:font-weight="bold" officeooo:rsid="001f3380" officeooo:paragraph-rsid="001f3380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1ff599" officeooo:paragraph-rsid="001ff59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normal" officeooo:rsid="001ff599" officeooo:paragraph-rsid="001ff59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46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47" style:family="paragraph" style:parent-style-name="Text_20_body">
      <style:text-properties fo:font-style="italic" officeooo:rsid="001deefa" officeooo:paragraph-rsid="001deefa" style:font-style-asian="italic" style:font-style-complex="italic"/>
    </style:style>
    <style:style style:name="P48" style:family="paragraph" style:parent-style-name="Text_20_body">
      <style:text-properties fo:font-style="italic" officeooo:rsid="0022baad" officeooo:paragraph-rsid="0022baad" style:font-style-asian="italic" style:font-style-complex="italic"/>
    </style:style>
    <style:style style:name="P49" style:family="paragraph" style:parent-style-name="Text_20_body">
      <style:text-properties style:font-name="Times New Roman2" fo:language="pl" fo:country="PL" officeooo:rsid="001930f9" officeooo:paragraph-rsid="001930f9"/>
    </style:style>
    <style:style style:name="P50" style:family="paragraph" style:parent-style-name="Text_20_body">
      <style:text-properties style:font-name="Times New Roman2" fo:language="pl" fo:country="PL" fo:font-weight="bold" officeooo:rsid="001930f9" officeooo:paragraph-rsid="001930f9" style:font-weight-asian="bold" style:font-weight-complex="bold"/>
    </style:style>
    <style:style style:name="P51" style:family="paragraph" style:parent-style-name="Text_20_body">
      <style:text-properties style:font-name="Times New Roman2" fo:language="pl" fo:country="PL" fo:font-weight="normal" officeooo:rsid="001930f9" officeooo:paragraph-rsid="001930f9" style:font-weight-asian="normal" style:font-weight-complex="normal"/>
    </style:style>
    <style:style style:name="P52" style:family="paragraph" style:parent-style-name="Text_20_body">
      <style:text-properties style:font-name="Times New Roman2" fo:language="pl" fo:country="PL" fo:font-style="normal" officeooo:rsid="00233840" officeooo:paragraph-rsid="00233840" style:font-style-asian="normal" style:font-style-complex="normal"/>
    </style:style>
    <style:style style:name="P53" style:family="paragraph" style:parent-style-name="Text_20_body">
      <style:text-properties officeooo:rsid="001deefa" officeooo:paragraph-rsid="001deefa"/>
    </style:style>
    <style:style style:name="P54" style:family="paragraph" style:parent-style-name="Text_20_body">
      <style:text-properties officeooo:rsid="0022baad" officeooo:paragraph-rsid="0022baad"/>
    </style:style>
    <style:style style:name="P55" style:family="paragraph" style:parent-style-name="Text_20_body">
      <style:text-properties officeooo:rsid="00233840" officeooo:paragraph-rsid="00233840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0a5f"/>
    </style:style>
    <style:style style:name="T4" style:family="text">
      <style:text-properties officeooo:rsid="000d3a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fe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3fef" style:font-weight-asian="normal" style:font-weight-complex="normal"/>
    </style:style>
    <style:style style:name="T9" style:family="text">
      <style:text-properties fo:font-weight="normal" officeooo:rsid="0011185f" style:font-weight-asian="normal" style:font-weight-complex="normal"/>
    </style:style>
    <style:style style:name="T10" style:family="text">
      <style:text-properties officeooo:rsid="000ea8c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760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b760d" style:font-style-asian="normal" style:font-weight-asian="bold" style:font-style-complex="normal" style:font-weight-complex="bold"/>
    </style:style>
    <style:style style:name="T18" style:family="text">
      <style:text-properties officeooo:rsid="0021c7f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5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6"><text:a xlink:type="simple" xlink:href="#__RefHeading___Toc108_3785674759" text:style-name="Index_20_Link" text:visited-style-name="Index_20_Link">Wstęp<text:tab/>2</text:a></text:p>
          <text:p text:style-name="P6"><text:a xlink:type="simple" xlink:href="#__RefHeading___Toc110_3785674759" text:style-name="Index_20_Link" text:visited-style-name="Index_20_Link">Narzędzia<text:tab/>3</text:a></text:p>
          <text:p text:style-name="P6"><text:a xlink:type="simple" xlink:href="#__RefHeading___Toc112_3785674759" text:style-name="Index_20_Link" text:visited-style-name="Index_20_Link">Angular<text:tab/>3</text:a></text:p>
          <text:p text:style-name="P7"><text:a xlink:type="simple" xlink:href="#__RefHeading___Toc814_3489859086" text:style-name="Index_20_Link" text:visited-style-name="Index_20_Link">Two-way data binding<text:tab/>3</text:a></text:p>
          <text:p text:style-name="P7"><text:a xlink:type="simple" xlink:href="#__RefHeading___Toc816_3489859086" text:style-name="Index_20_Link" text:visited-style-name="Index_20_Link">*ngFor<text:tab/>3</text:a></text:p>
          <text:p text:style-name="P6"><text:a xlink:type="simple" xlink:href="#__RefHeading___Toc114_3785674759" text:style-name="Index_20_Link" text:visited-style-name="Index_20_Link">Phase I<text:tab/>3</text:a></text:p>
          <text:p text:style-name="P6"><text:a xlink:type="simple" xlink:href="#__RefHeading___Toc116_3785674759" text:style-name="Index_20_Link" text:visited-style-name="Index_20_Link">PHP&amp;Symfony<text:tab/>4</text:a></text:p>
          <text:p text:style-name="P6"><text:a xlink:type="simple" xlink:href="#__RefHeading___Toc118_3785674759" text:style-name="Index_20_Link" text:visited-style-name="Index_20_Link">Phase II<text:tab/>4</text:a></text:p>
          <text:p text:style-name="P6"><text:a xlink:type="simple" xlink:href="#__RefHeading___Toc120_3785674759" text:style-name="Index_20_Link" text:visited-style-name="Index_20_Link">Phase III<text:tab/>4</text:a></text:p>
          <text:p text:style-name="P6"><text:a xlink:type="simple" xlink:href="#__RefHeading___Toc122_3785674759" text:style-name="Index_20_Link" text:visited-style-name="Index_20_Link">Docker<text:tab/>4</text:a></text:p>
          <text:p text:style-name="P6"><text:a xlink:type="simple" xlink:href="#__RefHeading___Toc124_3785674759" text:style-name="Index_20_Link" text:visited-style-name="Index_20_Link">Phase IV<text:tab/>4</text:a></text:p>
          <text:p text:style-name="P6"><text:a xlink:type="simple" xlink:href="#__RefHeading___Toc126_3785674759" text:style-name="Index_20_Link" text:visited-style-name="Index_20_Link">Phase V<text:tab/>4</text:a></text:p>
          <text:p text:style-name="P6"><text:a xlink:type="simple" xlink:href="#__RefHeading___Toc128_3785674759" text:style-name="Index_20_Link" text:visited-style-name="Index_20_Link">Azure<text:tab/>4</text:a></text:p>
          <text:p text:style-name="P6"><text:a xlink:type="simple" xlink:href="#__RefHeading___Toc130_3785674759" text:style-name="Index_20_Link" text:visited-style-name="Index_20_Link">Phase VI<text:tab/>4</text:a></text:p>
          <text:p text:style-name="P6"><text:a xlink:type="simple" xlink:href="#__RefHeading___Toc132_3785674759" text:style-name="Index_20_Link" text:visited-style-name="Index_20_Link">Phase VII<text:tab/>4</text:a></text:p>
          <text:p text:style-name="P6"><text:a xlink:type="simple" xlink:href="#__RefHeading___Toc134_3785674759" text:style-name="Index_20_Link" text:visited-style-name="Index_20_Link">Azure DevOps<text:tab/>4</text:a></text:p>
          <text:p text:style-name="P6"><text:a xlink:type="simple" xlink:href="#__RefHeading___Toc136_3785674759" text:style-name="Index_20_Link" text:visited-style-name="Index_20_Link">Phase VIII<text:tab/>4</text:a></text:p>
          <text:p text:style-name="P6"><text:a xlink:type="simple" xlink:href="#__RefHeading___Toc138_3785674759" text:style-name="Index_20_Link" text:visited-style-name="Index_20_Link">Napotkane problemy<text:tab/>5</text:a></text:p>
          <text:p text:style-name="P6"><text:a xlink:type="simple" xlink:href="#__RefHeading___Toc140_3785674759" text:style-name="Index_20_Link" text:visited-style-name="Index_20_Link">Podsumowanie<text:tab/>5</text:a></text:p>
          <text:p text:style-name="P6"><text:a xlink:type="simple" xlink:href="#__RefHeading___Toc818_3489859086" text:style-name="Index_20_Link" text:visited-style-name="Index_20_Link">Bibliografia<text:tab/>5</text:a></text:p>
        </text:index-body>
      </text:table-of-content>
      <text:p text:style-name="P2"/>
      <text:h text:style-name="P9" text:outline-level="1"><text:bookmark-start text:name="__RefHeading___Toc108_3785674759"/>Wstęp<text:bookmark-end text:name="__RefHeading___Toc108_3785674759"/></text:h>
      <text:p text:style-name="P3">Wstęp</text:p>
      <text:h text:style-name="P11" text:outline-level="1"/>
      <text:h text:style-name="P13" text:outline-level="1"><text:bookmark-start text:name="__RefHeading___Toc110_3785674759"/>Narzędzia<text:bookmark-end text:name="__RefHeading___Toc110_3785674759"/></text:h>
      <text:list xml:id="list3692539623" text:style-name="L1">
        <text:list-item>
          <text:p text:style-name="P22">Windows 10 <text:span text:style-name="T2">Pro</text:span> Build 19041</text:p>
        </text:list-item>
        <text:list-item>
          <text:p text:style-name="P24">Linux subsystem Ubuntu 20.04 LTS WSL2</text:p>
        </text:list-item>
        <text:list-item>
          <text:p text:style-name="P25">PhpStorm 2021.1.1 Build #PS-211.7036.8, built on April 15, 2021</text:p>
        </text:list-item>
        <text:list-item>
          <text:p text:style-name="P22">Symfony CLI version v4.23.5 © 2017-2021 Symfony SAS</text:p>
        </text:list-item>
        <text:list-item>
          <text:p text:style-name="P24">Node version 10.19.0</text:p>
        </text:list-item>
        <text:list-item>
          <text:p text:style-name="P24">Angular CLI version 11.2.10</text:p>
        </text:list-item>
        <text:list-item>
          <text:p text:style-name="P24">Docker/Docker Desktop Version 3.3.1 (63152)</text:p>
        </text:list-item>
        <text:list-item>
          <text:p text:style-name="P22">Powershell</text:p>
        </text:list-item>
        <text:list-item>
          <text:p text:style-name="P23">GitBash</text:p>
        </text:list-item>
        <text:list-item>
          <text:p text:style-name="P23"><text:a xlink:type="simple" xlink:href="https://github.com/Pyoneru/HEROES" text:style-name="Internet_20_link" text:visited-style-name="Visited_20_Internet_20_Link">GitHub</text:a></text:p>
        </text:list-item>
        <text:list-item>
          <text:p text:style-name="P26">Trello</text:p>
        </text:list-item>
      </text:list>
      <text:h text:style-name="P10" text:outline-level="1"><text:bookmark-start text:name="__RefHeading___Toc112_3785674759"/>Angular<text:bookmark-end text:name="__RefHeading___Toc112_3785674759"/></text:h>
      <text:h text:style-name="P14" text:outline-level="2"><text:bookmark-start text:name="__RefHeading___Toc814_3489859086"/>Two-way data binding<text:bookmark-end text:name="__RefHeading___Toc814_3489859086"/></text:h>
      <text:p text:style-name="P27">Aby połączyć otrzymywane dane od użytkownika z danymi z komponentu (TypeScrip class) należy użyć składni <text:span text:style-name="T5">„[(ngModel)]=”PROPERTY”</text:span> ”, gdzie pod PROPERTY podstawiamy nazwę zmiennej(moż<text:span text:style-name="T3">e</text:span> ona odnosić się do zminnej klasy, np. hero.name).</text:p>
      <text:p text:style-name="P27">Aby móc korzystać z <text:span text:style-name="T5">[(ngModel)]</text:span> należy je zainportować w tym celu w pliku app.module.ts należy zainportować <text:span text:style-name="T5">FormsModule</text:span> z biblioteki <text:span text:style-name="T5">@angular/form</text:span>, a następnia dodać ‘<text:span text:style-name="T5">FormsAngular</text:span>’ w<text:span text:style-name="T5"> @NgModule</text:span> w skecji <text:span text:style-name="T5">imports</text:span>.</text:p>
      <text:h text:style-name="Heading_20_2" text:outline-level="2"><text:bookmark-start text:name="__RefHeading___Toc816_3489859086"/>*<text:span text:style-name="T4">ngFor</text:span><text:bookmark-end text:name="__RefHeading___Toc816_3489859086"/></text:h>
      <text:p text:style-name="P28">Do iterowania po liście <text:span text:style-name="T10">w template</text:span> mamy narzędzie <text:span text:style-name="T5">*ngFor=”let var of list”</text:span><text:span text:style-name="T7">. </text:span><text:span text:style-name="T8">Aby móc się odnosić do indexu elementu w liście możemy dodać </text:span><text:span text:style-name="T6">;let i=index</text:span><text:span text:style-name="T8">.</text:span></text:p>
      <text:p text:style-name="P29"><text:a xlink:type="simple" xlink:href="https://v2.angular.io/docs/ts/latest/api/common/index/NgFor-directive.html" text:style-name="Internet_20_link" text:visited-style-name="Visited_20_Internet_20_Link"><text:span text:style-name="T7">Dokumentacja NgFor</text:span></text:a><text:a xlink:type="simple" xlink:href="https://v2.angular.io/docs/ts/latest/api/common/index/NgFor-directive.html" text:style-name="Internet_20_link" text:visited-style-name="Visited_20_Internet_20_Link"><text:span text:style-name="T9">[1]</text:span></text:a><text:a xlink:type="simple" xlink:href="https://v2.angular.io/docs/ts/latest/api/common/index/NgFor-directive.html" text:style-name="Internet_20_link" text:visited-style-name="Visited_20_Internet_20_Link"><text:span text:style-name="T7">.</text:span></text:a></text:p>
      <text:h text:style-name="P16" text:outline-level="2">*ngIf</text:h>
      <text:p text:style-name="P34">Aby móc sterować czy fragment html ma zostać wyrenderowany możemy użyć <text:span text:style-name="T5">*ngIf, </text:span><text:span text:style-name="T7">przykład:</text:span></text:p>
      <text:p text:style-name="P32">&lt;div *ngIf=”selectedHero”&gt;…&lt;/div&gt;.</text:p>
      <text:p text:style-name="P35">Powyższy fragment wyrenderuje się tylko wtedy kiedy <text:span text:style-name="T5">selectedHero</text:span> posiada wartość(nie jest <text:soft-page-break/>null/undefinded)</text:p>
      <text:h text:style-name="P17" text:outline-level="2">Sterowanie klasy tagu html</text:h>
      <text:p text:style-name="P36">Angular pozwala na to aby dołączyć klasę(ang. c<text:span text:style-name="T11">lass</text:span><text:span text:style-name="T13">) <text:s/>do tagu html pod jakimś warunkiem. Aby to osiągnąć należy dodać do atrybutu tagu następującą instrukcje:</text:span></text:p>
      <text:p text:style-name="P33"><text:span text:style-name="T13">[class.CLASS_NAME=”WARUNEK”].</text:span></text:p>
      <text:h text:style-name="P18" text:outline-level="2">@Input()</text:h>
      <text:p text:style-name="P49">Aby komponenty mogły się ze sobą kuminikować, można w tym celu użyć <text:span text:style-name="T5">@Input()</text:span><text:span text:style-name="T12">. </text:span><text:span text:style-name="T14">Pole klasy które będzie odbierało dane z innego komponentu należy oznaczyć adnotacją </text:span><text:span text:style-name="T16">@Input()</text:span><text:span text:style-name="T14"> z pakietu </text:span><text:span text:style-name="T16">@angular/core</text:span><text:span text:style-name="T14">.</text:span></text:p>
      <text:p text:style-name="P49"><text:span text:style-name="T14">Aby przekazać dane do komponentu użyjemy jego znacznika i atrybutu z nazwą zmiennej oznaczonej adnotacją </text:span><text:span text:style-name="T16">@Input()</text:span><text:span text:style-name="T14">, przykład:</text:span></text:p>
      <text:p text:style-name="P50"><text:span text:style-name="T13">&lt;hero-detail [hero]=”selectedHero”&gt;&lt;/hero-detail&gt;</text:span></text:p>
      <text:p text:style-name="P51"><text:span text:style-name="T13">W nawiasach przekazujemy wartość która ma być dostarczona do komponentu.</text:span></text:p>
      <text:p text:style-name="P37"/>
      <text:h text:style-name="P18" text:outline-level="2">Dodawanie komponentu ręcznie</text:h>
      <text:p text:style-name="P37">Aby dodać nowy komponent(ang. <text:span text:style-name="T11">Component</text:span><text:span text:style-name="T13">) do projektu w sposób „ręczny” należy stworzyć plik z rozszreniem </text:span><text:span text:style-name="T16">.component.ts </text:span><text:span text:style-name="T15">w katalogu </text:span><text:span text:style-name="T17">src/app/</text:span><text:span text:style-name="T13">. Nazwa komponentu powinna być pisana z małych liter, a wyrazy oddzielone myslnikiem ‘-’. Nazwa klasy natomiast powinna być pisana CamelCase i kończyć się powinna wyrazem </text:span><text:span text:style-name="T16">Component</text:span><text:span text:style-name="T11">. </text:span><text:span text:style-name="T13">Klasa powinna oznaczona adnotacją </text:span><text:span text:style-name="T16">@Component</text:span><text:span text:style-name="T11"> </text:span><text:span text:style-name="T13">którą należy za importować z </text:span><text:span text:style-name="T16">@angular/core</text:span><text:span text:style-name="T11">. </text:span><text:span text:style-name="T13">Adnotacja musi zawierać co najmniej </text:span><text:span text:style-name="T16">selector</text:span><text:span text:style-name="T13"> i </text:span><text:span text:style-name="T16">template/templateUrl</text:span><text:span text:style-name="T13">.</text:span></text:p>
      <text:p text:style-name="P37"><text:span text:style-name="T13">Komponent musi również zostać zadeklarowany w pliku </text:span><text:span text:style-name="T16">app.module.ts</text:span><text:span text:style-name="T13">, w tym celu należy do </text:span><text:span text:style-name="T16">@NgModule</text:span><text:span text:style-name="T11"> </text:span><text:span text:style-name="T13"><text:s/>w sekcji </text:span><text:span text:style-name="T16">declarations</text:span><text:span text:style-name="T13"> dodać nasz komponent.</text:span></text:p>
      <text:p text:style-name="P37"><text:span text:style-name="T13">Przykład:</text:span></text:p>
      <text:p text:style-name="P37"><text:span text:style-name="T13">nazwa pliku: </text:span><text:span text:style-name="T11">hero-details.component.ts</text:span></text:p>
      <text:p text:style-name="P37"><text:span text:style-name="T13">plik:</text:span></text:p>
      <text:p text:style-name="P45">import {Component, Input} from '@angular/core';</text:p>
      <text:p text:style-name="P45">import {Hero} from './hero';</text:p>
      <text:p text:style-name="P45"/>
      <text:p text:style-name="P45">@Component({</text:p>
      <text:p text:style-name="P45"><text:s text:c="2"/>selector: 'hero-detail',</text:p>
      <text:p text:style-name="P45"><text:soft-page-break/><text:s text:c="2"/>templateUrl: './hero-detail.component.html',</text:p>
      <text:p text:style-name="P45">})</text:p>
      <text:p text:style-name="P45">export class HeroDetailComponent{</text:p>
      <text:p text:style-name="P45"><text:s text:c="2"/>@Input() hero: Hero;</text:p>
      <text:p text:style-name="P45">}</text:p>
      <text:p text:style-name="P38">app.module.ts:</text:p>
      <text:p text:style-name="P46">…</text:p>
      <text:p text:style-name="P46">import {HeroDetailComponent} from './hero-detail.component';</text:p>
      <text:p text:style-name="P46">…</text:p>
      <text:p text:style-name="P46">@NgModule({</text:p>
      <text:p text:style-name="P46"><text:s text:c="2"/>declarations: [</text:p>
      <text:p text:style-name="P46"><text:s text:c="4"/>AppComponent,</text:p>
      <text:p text:style-name="P46"><text:s text:c="4"/>HeroDetailComponent</text:p>
      <text:p text:style-name="P46"><text:s text:c="2"/>],</text:p>
      <text:p text:style-name="P46">...</text:p>
      <text:h text:style-name="P19" text:outline-level="2">Routing</text:h>
      <text:p text:style-name="P53">Aby móc mapować komponenty to ścieżek adresu potrzebujemy w pliku <text:span text:style-name="T5">app.module.ts</text:span><text:span text:style-name="T7"> za importować </text:span><text:span text:style-name="T5">RouterModule </text:span><text:span text:style-name="T7"><text:s/>z pakietu </text:span><text:span text:style-name="T5">@angular/router</text:span><text:span text:style-name="T7">, a następnie w </text:span><text:span text:style-name="T5">@NgModul</text:span><text:span text:style-name="T7"> w sekcji </text:span><text:span text:style-name="T5">imports</text:span><text:span text:style-name="T7"> dodać konfigurację.</text:span></text:p>
      <text:p text:style-name="P53"><text:span text:style-name="T7">Skonfigurować możemy wykorzystujące metodą </text:span><text:span text:style-name="T5">forRoot</text:span><text:span text:style-name="T7"> klasy </text:span><text:span text:style-name="T5">RouterModule</text:span><text:span text:style-name="T7">, przykład:</text:span></text:p>
      <text:p text:style-name="P47">RouterModule.forRoot([{</text:p>
      <text:p text:style-name="P47"><text:s text:c="6"/>path: 'heroes',</text:p>
      <text:p text:style-name="P47"><text:s text:c="6"/>component: HeroesComponent</text:p>
      <text:p text:style-name="P47"><text:s text:c="4"/>}, {</text:p>
      <text:p text:style-name="P47"><text:s text:c="6"/>path: 'dashboard',</text:p>
      <text:p text:style-name="P47"><text:s text:c="6"/>component: DashboardComponent</text:p>
      <text:p text:style-name="P47"><text:s text:c="4"/>}, {</text:p>
      <text:p text:style-name="P47"><text:s text:c="6"/>path: '',</text:p>
      <text:p text:style-name="P47"><text:s text:c="6"/>redirectTo: '/dashboard',</text:p>
      <text:p text:style-name="P47"><text:s text:c="6"/>pathMatch: 'full'</text:p>
      <text:p text:style-name="P47"><text:soft-page-break/><text:s text:c="4"/>}</text:p>
      <text:p text:style-name="P47"><text:s text:c="4"/>])</text:p>
      <text:list xml:id="list475762145" text:style-name="L2">
        <text:list-item>
          <text:p text:style-name="P39">path → adres pod jaki będzie zmapowany komponent</text:p>
        </text:list-item>
        <text:list-item>
          <text:p text:style-name="P39">component → komponent który obsługije daną ścieżkę</text:p>
        </text:list-item>
        <text:list-item>
          <text:p text:style-name="P39">redirectTo → przekierowuje ścięzkę z <text:span text:style-name="T12">path </text:span><text:span text:style-name="T7"><text:s/>pod nowy adres.</text:span></text:p>
        </text:list-item>
        <text:list-item>
          <text:p text:style-name="P39"><text:span text:style-name="T7">pathMatch → Jeżeli dobrze rozumiem to ścieżka z </text:span><text:span text:style-name="T12">path</text:span><text:span text:style-name="T7"> musi zgadzać się w pełni aby nastąpiło przekierowanie. W tym przypadku.</text:span></text:p>
        </text:list-item>
      </text:list>
      <text:p text:style-name="P40"><text:span text:style-name="T7">Aby przekierować zawartość do komponenetów wykorzystamy dwa znaczniki.</text:span></text:p>
      <text:p text:style-name="P42">&lt;a routerLink=”PATH”&gt;&lt;/a&gt;</text:p>
      <text:p text:style-name="P42">&lt;router-outlet&gt;&lt;/router-outlet&gt;</text:p>
      <text:p text:style-name="P44">Znacznik<text:span text:style-name="T5"> a </text:span>wykorzystuje atrybut dostarczony przez <text:span text:style-name="T5">RouterModule </text:span>do przekierowania pod nowy adres.</text:p>
      <text:p text:style-name="P43"><text:span text:style-name="T18">r</text:span>outer-outlet<text:span text:style-name="T7"> odpowiada za wyświetlnie zawartości zmapowanej pod dany adres.</text:span></text:p>
      <text:h text:style-name="P20" text:outline-level="2">Pipe</text:h>
      <text:p text:style-name="P54">Do formatowania wyświetlanych danych można użyć pipe, przykład:</text:p>
      <text:p text:style-name="P48">{{ selectedHero.name | uppercase }} is my hero</text:p>
      <text:p text:style-name="P41">powyższa instrukcja wyświetli nazwę bohatera zamieniając wszystki znaki na duże.</text:p>
      <text:p text:style-name="P52"><text:a xlink:type="simple" xlink:href="https://v2.angular.io/docs/ts/latest/guide/pipes.html" text:style-name="Internet_20_link" text:visited-style-name="Visited_20_Internet_20_Link">Dokumentacja Pipe[2].</text:a></text:p>
      <text:h text:style-name="P15" text:outline-level="2">Event binding</text:h>
      <text:h text:style-name="P21" text:outline-level="3">Click</text:h>
      <text:p text:style-name="P30">Aby podpiąć akcje(metodę) do obsługi zdarzania po naciśnięciu na element należy użyć (click) jako atrybuty znacznika htmk, przykład:</text:p>
      <text:p text:style-name="P31">&lt;li (click)=”METHOD(ARGS)”&gt;Something&lt;/li&gt;</text:p>
      <text:h text:style-name="P10" text:outline-level="1"><text:bookmark-start text:name="__RefHeading___Toc114_3785674759"/>Phase I<text:bookmark-end text:name="__RefHeading___Toc114_3785674759"/></text:h>
      <text:p text:style-name="P3">Phase 1</text:p>
      <text:h text:style-name="P10" text:outline-level="1"><text:bookmark-start text:name="__RefHeading___Toc116_3785674759"/>PHP&amp;Symfony<text:bookmark-end text:name="__RefHeading___Toc116_3785674759"/></text:h>
      <text:p text:style-name="P3">PHP&amp;Symfony</text:p>
      <text:h text:style-name="P10" text:outline-level="1"><text:bookmark-start text:name="__RefHeading___Toc118_3785674759"/><text:soft-page-break/>Phase II<text:bookmark-end text:name="__RefHeading___Toc118_3785674759"/></text:h>
      <text:p text:style-name="P3">Phase II</text:p>
      <text:h text:style-name="P10" text:outline-level="1"><text:bookmark-start text:name="__RefHeading___Toc120_3785674759"/>Phase III<text:bookmark-end text:name="__RefHeading___Toc120_3785674759"/></text:h>
      <text:p text:style-name="P3">Phase III</text:p>
      <text:h text:style-name="P10" text:outline-level="1"><text:bookmark-start text:name="__RefHeading___Toc122_3785674759"/>Docker<text:bookmark-end text:name="__RefHeading___Toc122_3785674759"/></text:h>
      <text:p text:style-name="P3">Docker</text:p>
      <text:h text:style-name="P10" text:outline-level="1"><text:bookmark-start text:name="__RefHeading___Toc124_3785674759"/>Phase IV<text:bookmark-end text:name="__RefHeading___Toc124_3785674759"/></text:h>
      <text:p text:style-name="P3">Phase IV</text:p>
      <text:h text:style-name="P10" text:outline-level="1"><text:bookmark-start text:name="__RefHeading___Toc126_3785674759"/>Phase V<text:bookmark-end text:name="__RefHeading___Toc126_3785674759"/></text:h>
      <text:p text:style-name="P3">Phase V</text:p>
      <text:h text:style-name="P10" text:outline-level="1"><text:bookmark-start text:name="__RefHeading___Toc128_3785674759"/>Azure<text:bookmark-end text:name="__RefHeading___Toc128_3785674759"/></text:h>
      <text:p text:style-name="P3">Azure</text:p>
      <text:h text:style-name="P10" text:outline-level="1"><text:bookmark-start text:name="__RefHeading___Toc130_3785674759"/>Phase VI<text:bookmark-end text:name="__RefHeading___Toc130_3785674759"/></text:h>
      <text:p text:style-name="P3">Phase VI</text:p>
      <text:h text:style-name="P10" text:outline-level="1"><text:bookmark-start text:name="__RefHeading___Toc132_3785674759"/>Phase VII<text:bookmark-end text:name="__RefHeading___Toc132_3785674759"/></text:h>
      <text:p text:style-name="P3">Phase VII</text:p>
      <text:h text:style-name="P10" text:outline-level="1"><text:bookmark-start text:name="__RefHeading___Toc134_3785674759"/>Azure DevOps<text:bookmark-end text:name="__RefHeading___Toc134_3785674759"/></text:h>
      <text:p text:style-name="P3">Azure DevOps</text:p>
      <text:h text:style-name="P10" text:outline-level="1"><text:bookmark-start text:name="__RefHeading___Toc136_3785674759"/>Phase VIII<text:bookmark-end text:name="__RefHeading___Toc136_3785674759"/></text:h>
      <text:p text:style-name="P4">Phase VIII</text:p>
      <text:h text:style-name="P10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10" text:outline-level="1"><text:bookmark-start text:name="__RefHeading___Toc140_3785674759"/><text:soft-page-break/>Podsumowanie<text:bookmark-end text:name="__RefHeading___Toc140_3785674759"/></text:h>
      <text:p text:style-name="P3">Podusmowanie</text:p>
      <text:h text:style-name="P12" text:outline-level="1"><text:bookmark-start text:name="__RefHeading___Toc818_3489859086"/>Bibliografia<text:bookmark-end text:name="__RefHeading___Toc818_3489859086"/></text:h>
      <text:p text:style-name="P29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  <text:p text:style-name="P55">[2] Pipe Documentation: <text:a xlink:type="simple" xlink:href="https://v2.angular.io/docs/ts/latest/guide/pipes.html" text:style-name="Internet_20_link" text:visited-style-name="Visited_20_Internet_20_Link">https://v2.angular.io/docs/ts/latest/guide/pipes.html</text:a> [24.04.2021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2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9:19:12.229000000</dc:date>
    <meta:editing-duration>PT6H31M40S</meta:editing-duration>
    <meta:editing-cycles>26</meta:editing-cycles>
    <meta:generator>LibreOffice/7.1.2.2$Windows_X86_64 LibreOffice_project/8a45595d069ef5570103caea1b71cc9d82b2aae4</meta:generator>
    <meta:document-statistic meta:table-count="0" meta:image-count="0" meta:object-count="0" meta:page-count="8" meta:paragraph-count="146" meta:word-count="701" meta:character-count="5194" meta:non-whitespace-character-count="4574"/>
  </office:meta>
</office:document-meta>
</file>